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743in" table:align="right" style:writing-mode="lr-tb"/>
    </style:style>
    <style:style style:name="Table1.A" style:family="table-column">
      <style:table-column-properties style:column-width="0.2813in"/>
    </style:style>
    <style:style style:name="Table1.B" style:family="table-column">
      <style:table-column-properties style:column-width="5.3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text-properties fo:color="#000000" style:font-name="Arial" fo:font-size="10pt" fo:language="id" fo:country="ID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2.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color="#000000" style:font-name="Arial" fo:font-size="9pt" fo:language="zxx" fo:country="none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8" style:family="paragraph" style:parent-style-name="Standard">
      <style:paragraph-properties fo:margin-left="0.5909in" fo:margin-right="0in" fo:text-indent="-0.2953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0" style:family="paragraph" style:parent-style-name="Standard">
      <style:paragraph-properties fo:margin-left="0.2957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1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000000" style:font-name="Arial" fo:font-size="10pt" fo:language="id" fo:country="ID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 fo:font-size="9pt" fo:language="zxx" fo:country="none" style:text-underline-style="none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Arial" fo:font-size="9pt" fo:language="zxx" fo:country="none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15" style:family="paragraph" style:parent-style-name="Standard" style:master-page-name="Standard">
      <style:paragraph-properties fo:text-align="end" style:justify-single-word="false" style:page-number="auto">
        <style:tab-stops>
          <style:tab-stop style:position="0.2957in"/>
        </style:tab-stops>
      </style:paragraph-properties>
    </style:style>
    <style:style style:name="P16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583in"/>
          <style:tab-stop style:position="2.448in"/>
          <style:tab-stop style:position="2.4791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17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791in"/>
          <style:tab-stop style:position="2.0209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18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898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19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689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20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791in"/>
        </style:tab-stops>
      </style:paragraph-properties>
    </style:style>
    <style:style style:name="P21" style:family="paragraph" style:parent-style-name="Standard" style:list-style-name="WW8Num1">
      <style:paragraph-properties fo:margin-left="0.5909in" fo:margin-right="0in" fo:text-indent="-0.2953in" style:auto-text-indent="false">
        <style:tab-stops>
          <style:tab-stop style:position="1.9374in"/>
        </style:tab-stops>
      </style:paragraph-properties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color="#000000" style:font-name="Arial" fo:font-size="9pt" fo:language="zxx" fo:country="none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T1" style:family="text">
      <style:text-properties fo:color="#000000" style:font-name="Arial" fo:font-size="10pt" style:font-size-asian="10pt" style:font-name-complex="Arial" style:font-size-complex="10pt"/>
    </style:style>
    <style:style style:name="T2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3" style:family="text">
      <style:text-properties fo:color="#000000" style:font-name="Arial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BA</text:span><text:span text:style-name="T4">. </text:span><text:span text:style-name="T3">WAS</text:span><text:span text:style-name="T4">-</text:span><text:span text:style-name="T3">4</text:span></text:p>
      <text:p text:style-name="P5"/>
      <text:p text:style-name="P6">SURAT PERNYATAAN </text:p>
      <text:p text:style-name="P5"/>
      <text:p text:style-name="P5"/>
      <text:p text:style-name="P5"/>
      <text:p text:style-name="P4">Saya yang bertanda tangan di bawah ini <text:s/>:</text:p>
      <text:p text:style-name="P4"/>
      <text:list xml:id="list7429827047267510736" text:style-name="WW8Num1">
        <text:list-item>
          <text:list>
            <text:list-item>
              <text:list>
                <text:list-item>
                  <text:list>
                    <text:list-item>
                      <text:p text:style-name="P16">Nama<text:tab/><text:tab/>: <text:span text:style-name="T5">{nama}</text:span></text:p>
                    </text:list-item>
                    <text:list-item>
                      <text:p text:style-name="P17">Tempat/tgl. Lahir<text:tab/><text:tab/>: {ttl}</text:p>
                    </text:list-item>
                    <text:list-item>
                      <text:p text:style-name="P18">Kewarganegaraan<text:tab/><text:tab/>: {kewarganegaraan}</text:p>
                    </text:list-item>
                    <text:list-item>
                      <text:p text:style-name="P20"><text:span text:style-name="T1">Alamat<text:tab/><text:tab/></text:span><text:span text:style-name="T2">: {alamat}</text:span></text:p>
                    </text:list-item>
                    <text:list-item>
                      <text:p text:style-name="P19">Agama<text:tab/><text:tab/>: {agama}</text:p>
                    </text:list-item>
                    <text:list-item>
                      <text:p text:style-name="P21"><text:span text:style-name="T1">Pekerjaan<text:tab/><text:tab/></text:span><text:span text:style-name="T2">: {pekerjaan}</text:span></text:p>
                    </text:list-item>
                    <text:list-item>
                      <text:p text:style-name="P18">Pendidikan<text:tab/><text:tab/>: {pendidikan}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4">dengan ini menyatakan sebagai berikut <text:s text:c="2"/>:</text:p>
      <text:p text:style-name="P7"><text:s text:c="7"/></text:p>
      <text:p text:style-name="P7"><text:s text:c="10"/>[!-- BEGIN pernyataan --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{urutan_hasil}.</text:p>
          </table:table-cell>
          <table:table-cell table:style-name="Table1.B1" office:value-type="string">
            <text:p text:style-name="P14">{hasilWawancara}</text:p>
          </table:table-cell>
        </table:table-row>
      </table:table>
      <text:p text:style-name="P13"><text:tab/> <text:s text:c="2"/>[!-- END pernyataan --]</text:p>
      <text:p text:style-name="P9"/>
      <text:p text:style-name="P10">Demikian Surat Pernyataan ini saya buat dengan sebenarnya dalam keadaan sehat jasmani dan rohani tanpa ada paksaan maupun tekanan dari pihak manapun.</text:p>
      <text:p text:style-name="P10"/>
      <text:p text:style-name="P11">{lokasi_surat}, {tanggal}</text:p>
      <text:p text:style-name="P2"/>
      <text:p text:style-name="P11">Yang menyatakan,</text:p>
      <text:p text:style-name="P12"/>
      <text:p text:style-name="P12">Materai @Rp. 6000,-</text:p>
      <text:p text:style-name="P11"/>
      <text:p text:style-name="P11"/>
      <text:p text:style-name="P11">( {nama} )</text:p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>
        <style:tab-stops/>
      </style:paragraph-properties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>
      <style:text-properties fo:color="#000000" style:font-name="Arial" fo:font-size="10pt" fo:language="id" fo:country="ID" style:font-size-asian="10pt" style:font-name-complex="Times New Roman" style:font-size-complex="10pt"/>
    </style:style>
    <style:style style:name="WW8Num2z0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in" fo:margin-bottom="0.005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052in" fo:margin-left="0in" fo:margin-right="0in" fo:margin-bottom="0.4709in" style:dynamic-spacing="true"/>
      </style:header-style>
      <style:footer-style>
        <style:header-footer-properties svg:height="0.052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7:00</meta:creation-date>
    <dc:creator>hadi wibowo</dc:creator>
    <dc:date>2017-01-25T15:03:35</dc:date>
    <meta:editing-cycles>45</meta:editing-cycles>
    <meta:editing-duration>PT1H28M12S</meta:editing-duration>
    <meta:generator>OpenOffice/4.1.1$Win32 OpenOffice.org_project/411m6$Build-9775</meta:generator>
    <meta:document-statistic meta:table-count="1" meta:image-count="0" meta:object-count="0" meta:page-count="1" meta:paragraph-count="21" meta:word-count="91" meta:character-count="601"/>
  </office:meta>
</office:document-meta>
</file>